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1_1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Type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B. Felsenthal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April 23, 1897</text:p>
      <text:p text:style-name="P2">Month<text:tab/><text:tab/><text:tab/><text:tab/><text:tab/><text:tab/>April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C/</text:p>
      <text:p text:style-name="P5"><text:s/>O/</text:p>
      <text:p text:style-name="P5"><text:s text:c="2"/>P/</text:p>
      <text:p text:style-name="P5"><text:s text:c="3"/>Y/</text:p>
      <text:p text:style-name="P6">Philadelphia, April 23, 1897./</text:p>
      <text:p text:style-name="P5">Rev. Dr. B. Felsenthal,/</text:p>
      <text:p text:style-name="P5"><text:tab/>My dear Sir:/</text:p>
      <text:p text:style-name="P5"><text:tab/><text:tab/>From a letter just received I learn that Samuel Magyer's/ address is the following: 719 South Halstead Street, in your city. <text:s/>I must/ encroach on your time, and ask that you will favor me by endeavoring to find/ out how he is situated, and report to me whatever you can ascertain about his/ character, standing, and circumstances. <text:s/>Very probably, some of our coreligion-/ists in his neighborhood are able to answer the questions.[sic!] you will put to/ them to that effect. <text:s/>Excuse my trespassing on your kindness and command me in/ what you consider me fit to do you service./</text:p>
      <text:p text:style-name="P5"><text:tab/><text:tab/>I do not know if Mr. Bunreuther has spoken to you about/ my frequent communications, <text:soft-page-break/>in one of which I explain, how I blundered in my/ annotation, regard the <text:span text:style-name="T2">A</text:span><text:span text:style-name="T3"> of Ashbili, and how after having exacted a promise/ from the typesetter that he would insert my correction, he broke his promise./</text:span></text:p>
      <text:p text:style-name="P5"><text:span text:style-name="T3"><text:tab/><text:tab/>I still have two copies of a pamphlet, containing various/ explanations by Luzzatto on difficult passages of Jeremiah, Ezekiel and some/ portions of the hageographa. <text:s/>Should you know who wish to possess them, I beg/ to say that they cost .75 each. <text:s/>I don't like to give you so much trouble but/ if you happen to meet our mutual friend, Mr. Bunreuther, inform him that I/ am unaccustomed to read the characters used by our German brethren, and conse-/quently, I find it difficult to decipher his writing. <text:s/>I have to study every/ letter. <text:s/>I dislike to tell him so myself. <text:s/>Doubtless, you are aware that the/ Sephardim use the so-called Basha writing./</text:span></text:p>
      <text:p text:style-name="P5"><text:span text:style-name="T3"><text:tab/><text:tab/>Trusting you are well and drop me a line as soon as/ convenient, I remain/ Yours truly,/ S.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0T12:00:36.56</meta:creation-date>
    <meta:document-statistic meta:table-count="0" meta:image-count="0" meta:object-count="0" meta:page-count="3" meta:paragraph-count="71" meta:word-count="461" meta:character-count="2974"/>
    <dc:date>2012-01-10T12:28:26.40</dc:date>
    <dc:creator>Penn Libraries</dc:creator>
    <meta:editing-duration>PT00H12M39S</meta:editing-duration>
    <meta:editing-cycles>1</meta:editing-cycles>
    <meta:generator>OpenOffice.org/3.2$Win32 OpenOffice.org_project/320m12$Build-9483</meta:generator>
  </office:meta>
</office:document-meta>
</file>